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1.716cm"/>
    </style:style>
    <style:style style:name="co7" style:family="table-column">
      <style:table-column-properties fo:break-before="auto" style:column-width="0.843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1.998cm"/>
    </style:style>
    <style:style style:name="co11" style:family="table-column">
      <style:table-column-properties fo:break-before="auto" style:column-width="1.744cm"/>
    </style:style>
    <style:style style:name="co12" style:family="table-column">
      <style:table-column-properties fo:break-before="auto" style:column-width="1.773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2.672cm"/>
    </style:style>
    <style:style style:name="co15" style:family="table-column">
      <style:table-column-properties fo:break-before="auto" style:column-width="24.76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ext-properties fo:color="#24292e" style:text-outline="false" style:text-line-through-styl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20_Built-in_20_Normal">
      <style:text-properties fo:color="#657b83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8" table:default-cell-style-name="ce2"/>
        <table:table-column table:style-name="co4" table:default-cell-style-name="ce2"/>
        <table:table-column table:style-name="co1" table:number-columns-repeated="1011" table:default-cell-style-name="ce2"/>
        <table:table-row table:style-name="ro1">
          <table:table-cell table:style-name="ce1" table:number-columns-repeated="2"/>
          <table:table-cell table:style-name="ce1" office:value-type="string">
            <text:p>B4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B8</text:p>
          </table:table-cell>
          <table:table-cell table:style-name="ce1" office:value-type="string">
            <text:p>B9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A0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B0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10</text:p>
          </table:table-cell>
          <table:table-cell table:style-name="ce1" office:value-type="string">
            <text:p>B11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BLUEPILL</text:p>
          </table:table-cell>
          <table:table-cell table:style-name="ce1" office:value-type="string">
            <text:p>FPC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2"/>
          <table:table-cell table:number-columns-repeated="1002"/>
        </table:table-row>
        <table:table-row table:style-name="ro1">
          <table:table-cell table:style-name="ce1" office:value-type="string">
            <text:p>B3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PG_UP</text:p>
          </table:table-cell>
          <table:table-cell table:style-name="ce1" table:number-columns-repeated="3"/>
          <table:table-cell table:style-name="ce1" office:value-type="string">
            <text:p>LEFT</text:p>
          </table:table-cell>
          <table:table-cell table:style-name="ce1" office:value-type="string">
            <text:p>K</text:p>
          </table:table-cell>
          <table:table-cell table:style-name="ce1"/>
          <table:table-cell table:style-name="ce1" office:value-type="string">
            <text:p>J</text:p>
          </table:table-cell>
          <table:table-cell table:style-name="ce1" office:value-type="string">
            <text:p>F</text:p>
          </table:table-cell>
          <table:table-cell table:style-name="ce1" table:number-columns-repeated="3"/>
          <table:table-cell table:style-name="ce1" office:value-type="string">
            <text:p>L</text:p>
          </table:table-cell>
          <table:table-cell table:style-name="ce1" office:value-type="string">
            <text:p>A</text:p>
          </table:table-cell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 office:value-type="string">
            <text:p>A10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PG_DOWN</text:p>
          </table:table-cell>
          <table:table-cell table:style-name="ce1" table:number-columns-repeated="3"/>
          <table:table-cell table:style-name="ce1" office:value-type="string">
            <text:p>MENU</text:p>
          </table:table-cell>
          <table:table-cell table:style-name="ce1" office:value-type="string">
            <text:p>I</text:p>
          </table:table-cell>
          <table:table-cell table:style-name="ce1"/>
          <table:table-cell table:style-name="ce1" office:value-type="string">
            <text:p>U</text:p>
          </table:table-cell>
          <table:table-cell table:style-name="ce1" office:value-type="string">
            <text:p>R</text:p>
          </table:table-cell>
          <table:table-cell table:style-name="ce1" office:value-type="string">
            <text:p>W</text:p>
          </table:table-cell>
          <table:table-cell table:style-name="ce1" office:value-type="string">
            <text:p>E</text:p>
          </table:table-cell>
          <table:table-cell table:style-name="ce1"/>
          <table:table-cell table:style-name="ce1" office:value-type="string">
            <text:p>O</text:p>
          </table:table-cell>
          <table:table-cell table:style-name="ce1" office:value-type="string">
            <text:p>Q</text:p>
          </table:table-cell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 office:value-type="string">
            <text:p>A9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HOME</text:p>
          </table:table-cell>
          <table:table-cell table:style-name="ce1" office:value-type="string">
            <text:p>BACKSPACE</text:p>
          </table:table-cell>
          <table:table-cell table:style-name="ce1" office:value-type="string">
            <text:p>P</text:p>
          </table:table-cell>
          <table:table-cell table:style-name="ce1" table:number-columns-repeated="2"/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 office:value-type="string">
            <text:p>A8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DEL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F5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SC</text:p>
          </table:table-cell>
          <table:table-cell table:style-name="ce1" office:value-type="string">
            <text:p>CAPS_LOCK</text:p>
          </table:table-cell>
          <table:table-cell table:style-name="ce1"/>
          <table:table-cell table:style-name="ce1" office:value-type="string">
            <text:p>F10</text:p>
          </table:table-cell>
          <table:table-cell table:style-name="ce1" table:number-columns-repeated="7"/>
          <table:table-cell table:number-columns-repeated="1002"/>
        </table:table-row>
        <table:table-row table:style-name="ro1">
          <table:table-cell table:style-name="ce1" office:value-type="string">
            <text:p>B15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PRINT SCR</text:p>
          </table:table-cell>
          <table:table-cell table:style-name="ce1" office:value-type="string">
            <text:p>NUM_LOCK</text:p>
          </table:table-cell>
          <table:table-cell table:style-name="ce1" office:value-type="string">
            <text:p>F12</text:p>
          </table:table-cell>
          <table:table-cell table:style-name="ce1"/>
          <table:table-cell table:style-name="ce1" office:value-type="string">
            <text:p>F9</text:p>
          </table:table-cell>
          <table:table-cell table:style-name="ce1" office:value-type="string">
            <text:p>F6</text:p>
          </table:table-cell>
          <table:table-cell table:style-name="ce1"/>
          <table:table-cell table:style-name="ce1" office:value-type="string">
            <text:p>Y</text:p>
          </table:table-cell>
          <table:table-cell table:style-name="ce1" office:value-type="string">
            <text:p>T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F4</text:p>
          </table:table-cell>
          <table:table-cell table:style-name="ce1"/>
          <table:table-cell table:style-name="ce1" office:value-type="string">
            <text:p>F11</text:p>
          </table:table-cell>
          <table:table-cell table:style-name="ce1" office:value-type="string">
            <text:p>TAB</text:p>
          </table:table-cell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 office:value-type="string">
            <text:p>B14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1" office:value-type="string">
            <text:p>F8</text:p>
          </table:table-cell>
          <table:table-cell table:style-name="ce1" office:value-type="string">
            <text:p>F7</text:p>
          </table:table-cell>
          <table:table-cell table:style-name="ce1" table:number-columns-repeated="2"/>
          <table:table-cell table:style-name="ce1" office:value-type="string">
            <text:p>G</text:p>
          </table:table-cell>
          <table:table-cell table:style-name="ce1" office:value-type="string">
            <text:p>F2</text:p>
          </table:table-cell>
          <table:table-cell table:style-name="ce1" office:value-type="string">
            <text:p>F3</text:p>
          </table:table-cell>
          <table:table-cell table:style-name="ce1" table:number-columns-repeated="2"/>
          <table:table-cell table:style-name="ce1" office:value-type="string">
            <text:p>L CTRL</text:p>
          </table:table-cell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 office:value-type="string">
            <text:p>B1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IGHT</text:p>
          </table:table-cell>
          <table:table-cell table:style-name="ce1" office:value-type="string">
            <text:p>ENTER</text:p>
          </table:table-cell>
          <table:table-cell table:style-name="ce1" office:value-type="string">
            <text:p>UP</text:p>
          </table:table-cell>
          <table:table-cell table:style-name="ce1" office:value-type="string">
            <text:p>FN</text:p>
          </table:table-cell>
          <table:table-cell table:style-name="ce1"/>
          <table:table-cell table:style-name="ce1" office:value-type="string">
            <text:p>INS</text:p>
          </table:table-cell>
          <table:table-cell table:style-name="ce1" office:value-type="string">
            <text:p>L SHIFT</text:p>
          </table:table-cell>
          <table:table-cell table:style-name="ce1" office:value-type="string">
            <text:p>N</text:p>
          </table:table-cell>
          <table:table-cell table:style-name="ce1" office:value-type="string">
            <text:p>B</text:p>
          </table:table-cell>
          <table:table-cell table:style-name="ce1" office:value-type="string">
            <text:p>Z</text:p>
          </table:table-cell>
          <table:table-cell table:style-name="ce1" office:value-type="string">
            <text:p>SPACE</text:p>
          </table:table-cell>
          <table:table-cell table:style-name="ce1" office:value-type="string">
            <text:p>L ALT</text:p>
          </table:table-cell>
          <table:table-cell table:style-name="ce1" office:value-type="string">
            <text:p>DOWN</text:p>
          </table:table-cell>
          <table:table-cell table:style-name="ce1"/>
          <table:table-cell table:style-name="ce1" office:value-type="string">
            <text:p>WIN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table:style-name="ce1" office:value-type="string">
            <text:p>B1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ND</text:p>
          </table:table-cell>
          <table:table-cell table:style-name="ce1"/>
          <table:table-cell table:style-name="ce1" office:value-type="string">
            <text:p>-</text:p>
          </table:table-cell>
          <table:table-cell table:style-name="ce1" table:number-columns-repeated="3"/>
          <table:table-cell table:style-name="ce1" office:value-type="string">
            <text:p>R SHIFT</text:p>
          </table:table-cell>
          <table:table-cell table:style-name="ce1" office:value-type="string">
            <text:p>M</text:p>
          </table:table-cell>
          <table:table-cell table:style-name="ce1" office:value-type="string">
            <text:p>V</text:p>
          </table:table-cell>
          <table:table-cell table:style-name="ce1" office:value-type="string">
            <text:p>X</text:p>
          </table:table-cell>
          <table:table-cell table:style-name="ce1" office:value-type="string">
            <text:p>C</text:p>
          </table:table-cell>
          <table:table-cell table:style-name="ce1" office:value-type="string">
            <text:p>R ALT</text:p>
          </table:table-cell>
          <table:table-cell table:style-name="ce1" table:number-columns-repeated="8"/>
          <table:table-cell table:number-columns-repeated="100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5" table:number-columns-repeated="1024" table:default-cell-style-name="Excel_20_Built-in_20_Normal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>
            <text:p>0</text:p>
          </table:table-cell>
          <table:table-cell table:formula="of:=&quot;K&quot; &amp; [.$A2] &amp; [.B$1]" office:value-type="string" office:string-value="K00">
            <text:p>K00</text:p>
          </table:table-cell>
          <table:table-cell table:formula="of:=&quot;K&quot; &amp; [.$A2] &amp; [.C$1]" office:value-type="string" office:string-value="K01">
            <text:p>K01</text:p>
          </table:table-cell>
          <table:table-cell table:formula="of:=&quot;K&quot; &amp; [.$A2] &amp; [.D$1]" office:value-type="string" office:string-value="K02">
            <text:p>K02</text:p>
          </table:table-cell>
          <table:table-cell table:formula="of:=&quot;K&quot; &amp; [.$A2] &amp; [.E$1]" office:value-type="string" office:string-value="K03">
            <text:p>K03</text:p>
          </table:table-cell>
          <table:table-cell table:formula="of:=&quot;K&quot; &amp; [.$A2] &amp; [.F$1]" office:value-type="string" office:string-value="K04">
            <text:p>K04</text:p>
          </table:table-cell>
          <table:table-cell table:formula="of:=&quot;K&quot; &amp; [.$A2] &amp; [.G$1]" office:value-type="string" office:string-value="K05">
            <text:p>K05</text:p>
          </table:table-cell>
          <table:table-cell table:formula="of:=&quot;K&quot; &amp; [.$A2] &amp; [.H$1]" office:value-type="string" office:string-value="K06">
            <text:p>K06</text:p>
          </table:table-cell>
          <table:table-cell table:formula="of:=&quot;K&quot; &amp; [.$A2] &amp; [.I$1]" office:value-type="string" office:string-value="K07">
            <text:p>K07</text:p>
          </table:table-cell>
          <table:table-cell table:formula="of:=&quot;K&quot; &amp; [.$A2] &amp; [.J$1]" office:value-type="string" office:string-value="K08">
            <text:p>K08</text:p>
          </table:table-cell>
          <table:table-cell table:formula="of:=&quot;K&quot; &amp; [.$A2] &amp; [.K$1]" office:value-type="string" office:string-value="K09">
            <text:p>K09</text:p>
          </table:table-cell>
          <table:table-cell table:formula="of:=&quot;K&quot; &amp; [.$A2] &amp; [.L$1]" office:value-type="string" office:string-value="K0A">
            <text:p>K0A</text:p>
          </table:table-cell>
          <table:table-cell table:formula="of:=&quot;K&quot; &amp; [.$A2] &amp; [.M$1]" office:value-type="string" office:string-value="K0B">
            <text:p>K0B</text:p>
          </table:table-cell>
          <table:table-cell table:formula="of:=&quot;K&quot; &amp; [.$A2] &amp; [.N$1]" office:value-type="string" office:string-value="K0C">
            <text:p>K0C</text:p>
          </table:table-cell>
          <table:table-cell table:formula="of:=&quot;K&quot; &amp; [.$A2] &amp; [.O$1]" office:value-type="string" office:string-value="K0D">
            <text:p>K0D</text:p>
          </table:table-cell>
          <table:table-cell table:formula="of:=&quot;K&quot; &amp; [.$A2] &amp; [.P$1]" office:value-type="string" office:string-value="K0E">
            <text:p>K0E</text:p>
          </table:table-cell>
          <table:table-cell table:formula="of:=&quot;K&quot; &amp; [.$A2] &amp; [.Q$1]" office:value-type="string" office:string-value="K0F">
            <text:p>K0F</text:p>
          </table:table-cell>
          <table:table-cell office:value-type="string">
            <text:p>K00, K01, K02, K03, K04, K05, K06, K07, K08, K09, K0A, K0B, K0C, K0D, K0E, K0F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formula="of:=&quot;K&quot; &amp; [.$A3] &amp; [.B$1]" office:value-type="string" office:string-value="K10">
            <text:p>K10</text:p>
          </table:table-cell>
          <table:table-cell table:formula="of:=&quot;K&quot; &amp; [.$A3] &amp; [.C$1]" office:value-type="string" office:string-value="K11">
            <text:p>K11</text:p>
          </table:table-cell>
          <table:table-cell table:formula="of:=&quot;K&quot; &amp; [.$A3] &amp; [.D$1]" office:value-type="string" office:string-value="K12">
            <text:p>K12</text:p>
          </table:table-cell>
          <table:table-cell table:formula="of:=&quot;K&quot; &amp; [.$A3] &amp; [.E$1]" office:value-type="string" office:string-value="K13">
            <text:p>K13</text:p>
          </table:table-cell>
          <table:table-cell table:formula="of:=&quot;K&quot; &amp; [.$A3] &amp; [.F$1]" office:value-type="string" office:string-value="K14">
            <text:p>K14</text:p>
          </table:table-cell>
          <table:table-cell table:formula="of:=&quot;K&quot; &amp; [.$A3] &amp; [.G$1]" office:value-type="string" office:string-value="K15">
            <text:p>K15</text:p>
          </table:table-cell>
          <table:table-cell table:formula="of:=&quot;K&quot; &amp; [.$A3] &amp; [.H$1]" office:value-type="string" office:string-value="K16">
            <text:p>K16</text:p>
          </table:table-cell>
          <table:table-cell table:formula="of:=&quot;K&quot; &amp; [.$A3] &amp; [.I$1]" office:value-type="string" office:string-value="K17">
            <text:p>K17</text:p>
          </table:table-cell>
          <table:table-cell table:formula="of:=&quot;K&quot; &amp; [.$A3] &amp; [.J$1]" office:value-type="string" office:string-value="K18">
            <text:p>K18</text:p>
          </table:table-cell>
          <table:table-cell table:formula="of:=&quot;K&quot; &amp; [.$A3] &amp; [.K$1]" office:value-type="string" office:string-value="K19">
            <text:p>K19</text:p>
          </table:table-cell>
          <table:table-cell table:formula="of:=&quot;K&quot; &amp; [.$A3] &amp; [.L$1]" office:value-type="string" office:string-value="K1A">
            <text:p>K1A</text:p>
          </table:table-cell>
          <table:table-cell table:formula="of:=&quot;K&quot; &amp; [.$A3] &amp; [.M$1]" office:value-type="string" office:string-value="K1B">
            <text:p>K1B</text:p>
          </table:table-cell>
          <table:table-cell table:formula="of:=&quot;K&quot; &amp; [.$A3] &amp; [.N$1]" office:value-type="string" office:string-value="K1C">
            <text:p>K1C</text:p>
          </table:table-cell>
          <table:table-cell table:formula="of:=&quot;K&quot; &amp; [.$A3] &amp; [.O$1]" office:value-type="string" office:string-value="K1D">
            <text:p>K1D</text:p>
          </table:table-cell>
          <table:table-cell table:formula="of:=&quot;K&quot; &amp; [.$A3] &amp; [.P$1]" office:value-type="string" office:string-value="K1E">
            <text:p>K1E</text:p>
          </table:table-cell>
          <table:table-cell table:formula="of:=&quot;K&quot; &amp; [.$A3] &amp; [.Q$1]" office:value-type="string" office:string-value="K1F">
            <text:p>K1F</text:p>
          </table:table-cell>
          <table:table-cell office:value-type="string">
            <text:p>K10, K11, K12, K13, K14, K15, K16, K17, K18, K19, K1A, K1B, K1C, K1D, K1E, K1F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formula="of:=&quot;K&quot; &amp; [.$A4] &amp; [.B$1]" office:value-type="string" office:string-value="K20">
            <text:p>K20</text:p>
          </table:table-cell>
          <table:table-cell table:formula="of:=&quot;K&quot; &amp; [.$A4] &amp; [.C$1]" office:value-type="string" office:string-value="K21">
            <text:p>K21</text:p>
          </table:table-cell>
          <table:table-cell table:formula="of:=&quot;K&quot; &amp; [.$A4] &amp; [.D$1]" office:value-type="string" office:string-value="K22">
            <text:p>K22</text:p>
          </table:table-cell>
          <table:table-cell table:formula="of:=&quot;K&quot; &amp; [.$A4] &amp; [.E$1]" office:value-type="string" office:string-value="K23">
            <text:p>K23</text:p>
          </table:table-cell>
          <table:table-cell table:formula="of:=&quot;K&quot; &amp; [.$A4] &amp; [.F$1]" office:value-type="string" office:string-value="K24">
            <text:p>K24</text:p>
          </table:table-cell>
          <table:table-cell table:formula="of:=&quot;K&quot; &amp; [.$A4] &amp; [.G$1]" office:value-type="string" office:string-value="K25">
            <text:p>K25</text:p>
          </table:table-cell>
          <table:table-cell table:formula="of:=&quot;K&quot; &amp; [.$A4] &amp; [.H$1]" office:value-type="string" office:string-value="K26">
            <text:p>K26</text:p>
          </table:table-cell>
          <table:table-cell table:formula="of:=&quot;K&quot; &amp; [.$A4] &amp; [.I$1]" office:value-type="string" office:string-value="K27">
            <text:p>K27</text:p>
          </table:table-cell>
          <table:table-cell table:formula="of:=&quot;K&quot; &amp; [.$A4] &amp; [.J$1]" office:value-type="string" office:string-value="K28">
            <text:p>K28</text:p>
          </table:table-cell>
          <table:table-cell table:formula="of:=&quot;K&quot; &amp; [.$A4] &amp; [.K$1]" office:value-type="string" office:string-value="K29">
            <text:p>K29</text:p>
          </table:table-cell>
          <table:table-cell table:formula="of:=&quot;K&quot; &amp; [.$A4] &amp; [.L$1]" office:value-type="string" office:string-value="K2A">
            <text:p>K2A</text:p>
          </table:table-cell>
          <table:table-cell table:formula="of:=&quot;K&quot; &amp; [.$A4] &amp; [.M$1]" office:value-type="string" office:string-value="K2B">
            <text:p>K2B</text:p>
          </table:table-cell>
          <table:table-cell table:formula="of:=&quot;K&quot; &amp; [.$A4] &amp; [.N$1]" office:value-type="string" office:string-value="K2C">
            <text:p>K2C</text:p>
          </table:table-cell>
          <table:table-cell table:formula="of:=&quot;K&quot; &amp; [.$A4] &amp; [.O$1]" office:value-type="string" office:string-value="K2D">
            <text:p>K2D</text:p>
          </table:table-cell>
          <table:table-cell table:formula="of:=&quot;K&quot; &amp; [.$A4] &amp; [.P$1]" office:value-type="string" office:string-value="K2E">
            <text:p>K2E</text:p>
          </table:table-cell>
          <table:table-cell table:formula="of:=&quot;K&quot; &amp; [.$A4] &amp; [.Q$1]" office:value-type="string" office:string-value="K2F">
            <text:p>K2F</text:p>
          </table:table-cell>
          <table:table-cell office:value-type="string">
            <text:p>K20, K21, K22, K23, K24, K25, K26, K27, K28, K29, K2A, K2B, K2C, K2D, K2E, K2F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formula="of:=&quot;K&quot; &amp; [.$A5] &amp; [.B$1]" office:value-type="string" office:string-value="K30">
            <text:p>K30</text:p>
          </table:table-cell>
          <table:table-cell table:formula="of:=&quot;K&quot; &amp; [.$A5] &amp; [.C$1]" office:value-type="string" office:string-value="K31">
            <text:p>K31</text:p>
          </table:table-cell>
          <table:table-cell table:formula="of:=&quot;K&quot; &amp; [.$A5] &amp; [.D$1]" office:value-type="string" office:string-value="K32">
            <text:p>K32</text:p>
          </table:table-cell>
          <table:table-cell table:formula="of:=&quot;K&quot; &amp; [.$A5] &amp; [.E$1]" office:value-type="string" office:string-value="K33">
            <text:p>K33</text:p>
          </table:table-cell>
          <table:table-cell table:formula="of:=&quot;K&quot; &amp; [.$A5] &amp; [.F$1]" office:value-type="string" office:string-value="K34">
            <text:p>K34</text:p>
          </table:table-cell>
          <table:table-cell table:formula="of:=&quot;K&quot; &amp; [.$A5] &amp; [.G$1]" office:value-type="string" office:string-value="K35">
            <text:p>K35</text:p>
          </table:table-cell>
          <table:table-cell table:formula="of:=&quot;K&quot; &amp; [.$A5] &amp; [.H$1]" office:value-type="string" office:string-value="K36">
            <text:p>K36</text:p>
          </table:table-cell>
          <table:table-cell table:formula="of:=&quot;K&quot; &amp; [.$A5] &amp; [.I$1]" office:value-type="string" office:string-value="K37">
            <text:p>K37</text:p>
          </table:table-cell>
          <table:table-cell table:formula="of:=&quot;K&quot; &amp; [.$A5] &amp; [.J$1]" office:value-type="string" office:string-value="K38">
            <text:p>K38</text:p>
          </table:table-cell>
          <table:table-cell table:formula="of:=&quot;K&quot; &amp; [.$A5] &amp; [.K$1]" office:value-type="string" office:string-value="K39">
            <text:p>K39</text:p>
          </table:table-cell>
          <table:table-cell table:formula="of:=&quot;K&quot; &amp; [.$A5] &amp; [.L$1]" office:value-type="string" office:string-value="K3A">
            <text:p>K3A</text:p>
          </table:table-cell>
          <table:table-cell table:formula="of:=&quot;K&quot; &amp; [.$A5] &amp; [.M$1]" office:value-type="string" office:string-value="K3B">
            <text:p>K3B</text:p>
          </table:table-cell>
          <table:table-cell table:formula="of:=&quot;K&quot; &amp; [.$A5] &amp; [.N$1]" office:value-type="string" office:string-value="K3C">
            <text:p>K3C</text:p>
          </table:table-cell>
          <table:table-cell table:formula="of:=&quot;K&quot; &amp; [.$A5] &amp; [.O$1]" office:value-type="string" office:string-value="K3D">
            <text:p>K3D</text:p>
          </table:table-cell>
          <table:table-cell table:formula="of:=&quot;K&quot; &amp; [.$A5] &amp; [.P$1]" office:value-type="string" office:string-value="K3E">
            <text:p>K3E</text:p>
          </table:table-cell>
          <table:table-cell table:formula="of:=&quot;K&quot; &amp; [.$A5] &amp; [.Q$1]" office:value-type="string" office:string-value="K3F">
            <text:p>K3F</text:p>
          </table:table-cell>
          <table:table-cell office:value-type="string">
            <text:p>K30, K31, K32, K33, K34, K35, K36, K37, K38, K39, K3A, K3B, K3C, K3D, K3E, K3F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formula="of:=&quot;K&quot; &amp; [.$A6] &amp; [.B$1]" office:value-type="string" office:string-value="K40">
            <text:p>K40</text:p>
          </table:table-cell>
          <table:table-cell table:formula="of:=&quot;K&quot; &amp; [.$A6] &amp; [.C$1]" office:value-type="string" office:string-value="K41">
            <text:p>K41</text:p>
          </table:table-cell>
          <table:table-cell table:formula="of:=&quot;K&quot; &amp; [.$A6] &amp; [.D$1]" office:value-type="string" office:string-value="K42">
            <text:p>K42</text:p>
          </table:table-cell>
          <table:table-cell table:formula="of:=&quot;K&quot; &amp; [.$A6] &amp; [.E$1]" office:value-type="string" office:string-value="K43">
            <text:p>K43</text:p>
          </table:table-cell>
          <table:table-cell table:formula="of:=&quot;K&quot; &amp; [.$A6] &amp; [.F$1]" office:value-type="string" office:string-value="K44">
            <text:p>K44</text:p>
          </table:table-cell>
          <table:table-cell table:formula="of:=&quot;K&quot; &amp; [.$A6] &amp; [.G$1]" office:value-type="string" office:string-value="K45">
            <text:p>K45</text:p>
          </table:table-cell>
          <table:table-cell table:formula="of:=&quot;K&quot; &amp; [.$A6] &amp; [.H$1]" office:value-type="string" office:string-value="K46">
            <text:p>K46</text:p>
          </table:table-cell>
          <table:table-cell table:formula="of:=&quot;K&quot; &amp; [.$A6] &amp; [.I$1]" office:value-type="string" office:string-value="K47">
            <text:p>K47</text:p>
          </table:table-cell>
          <table:table-cell table:formula="of:=&quot;K&quot; &amp; [.$A6] &amp; [.J$1]" office:value-type="string" office:string-value="K48">
            <text:p>K48</text:p>
          </table:table-cell>
          <table:table-cell table:formula="of:=&quot;K&quot; &amp; [.$A6] &amp; [.K$1]" office:value-type="string" office:string-value="K49">
            <text:p>K49</text:p>
          </table:table-cell>
          <table:table-cell table:formula="of:=&quot;K&quot; &amp; [.$A6] &amp; [.L$1]" office:value-type="string" office:string-value="K4A">
            <text:p>K4A</text:p>
          </table:table-cell>
          <table:table-cell table:formula="of:=&quot;K&quot; &amp; [.$A6] &amp; [.M$1]" office:value-type="string" office:string-value="K4B">
            <text:p>K4B</text:p>
          </table:table-cell>
          <table:table-cell table:formula="of:=&quot;K&quot; &amp; [.$A6] &amp; [.N$1]" office:value-type="string" office:string-value="K4C">
            <text:p>K4C</text:p>
          </table:table-cell>
          <table:table-cell table:formula="of:=&quot;K&quot; &amp; [.$A6] &amp; [.O$1]" office:value-type="string" office:string-value="K4D">
            <text:p>K4D</text:p>
          </table:table-cell>
          <table:table-cell table:formula="of:=&quot;K&quot; &amp; [.$A6] &amp; [.P$1]" office:value-type="string" office:string-value="K4E">
            <text:p>K4E</text:p>
          </table:table-cell>
          <table:table-cell table:formula="of:=&quot;K&quot; &amp; [.$A6] &amp; [.Q$1]" office:value-type="string" office:string-value="K4F">
            <text:p>K4F</text:p>
          </table:table-cell>
          <table:table-cell office:value-type="string">
            <text:p>K40, K41, K42, K43, K44, K45, K46, K47, K48, K49, K4A, K4B, K4C, K4D, K4E, K4F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formula="of:=&quot;K&quot; &amp; [.$A7] &amp; [.B$1]" office:value-type="string" office:string-value="K50">
            <text:p>K50</text:p>
          </table:table-cell>
          <table:table-cell table:formula="of:=&quot;K&quot; &amp; [.$A7] &amp; [.C$1]" office:value-type="string" office:string-value="K51">
            <text:p>K51</text:p>
          </table:table-cell>
          <table:table-cell table:formula="of:=&quot;K&quot; &amp; [.$A7] &amp; [.D$1]" office:value-type="string" office:string-value="K52">
            <text:p>K52</text:p>
          </table:table-cell>
          <table:table-cell table:formula="of:=&quot;K&quot; &amp; [.$A7] &amp; [.E$1]" office:value-type="string" office:string-value="K53">
            <text:p>K53</text:p>
          </table:table-cell>
          <table:table-cell table:formula="of:=&quot;K&quot; &amp; [.$A7] &amp; [.F$1]" office:value-type="string" office:string-value="K54">
            <text:p>K54</text:p>
          </table:table-cell>
          <table:table-cell table:formula="of:=&quot;K&quot; &amp; [.$A7] &amp; [.G$1]" office:value-type="string" office:string-value="K55">
            <text:p>K55</text:p>
          </table:table-cell>
          <table:table-cell table:formula="of:=&quot;K&quot; &amp; [.$A7] &amp; [.H$1]" office:value-type="string" office:string-value="K56">
            <text:p>K56</text:p>
          </table:table-cell>
          <table:table-cell table:formula="of:=&quot;K&quot; &amp; [.$A7] &amp; [.I$1]" office:value-type="string" office:string-value="K57">
            <text:p>K57</text:p>
          </table:table-cell>
          <table:table-cell table:formula="of:=&quot;K&quot; &amp; [.$A7] &amp; [.J$1]" office:value-type="string" office:string-value="K58">
            <text:p>K58</text:p>
          </table:table-cell>
          <table:table-cell table:formula="of:=&quot;K&quot; &amp; [.$A7] &amp; [.K$1]" office:value-type="string" office:string-value="K59">
            <text:p>K59</text:p>
          </table:table-cell>
          <table:table-cell table:formula="of:=&quot;K&quot; &amp; [.$A7] &amp; [.L$1]" office:value-type="string" office:string-value="K5A">
            <text:p>K5A</text:p>
          </table:table-cell>
          <table:table-cell table:formula="of:=&quot;K&quot; &amp; [.$A7] &amp; [.M$1]" office:value-type="string" office:string-value="K5B">
            <text:p>K5B</text:p>
          </table:table-cell>
          <table:table-cell table:formula="of:=&quot;K&quot; &amp; [.$A7] &amp; [.N$1]" office:value-type="string" office:string-value="K5C">
            <text:p>K5C</text:p>
          </table:table-cell>
          <table:table-cell table:formula="of:=&quot;K&quot; &amp; [.$A7] &amp; [.O$1]" office:value-type="string" office:string-value="K5D">
            <text:p>K5D</text:p>
          </table:table-cell>
          <table:table-cell table:formula="of:=&quot;K&quot; &amp; [.$A7] &amp; [.P$1]" office:value-type="string" office:string-value="K5E">
            <text:p>K5E</text:p>
          </table:table-cell>
          <table:table-cell table:formula="of:=&quot;K&quot; &amp; [.$A7] &amp; [.Q$1]" office:value-type="string" office:string-value="K5F">
            <text:p>K5F</text:p>
          </table:table-cell>
          <table:table-cell office:value-type="string">
            <text:p>K50, K51, K52, K53, K54, K55, K56, K57, K58, K59, K5A, K5B, K5C, K5D, K5E, K5F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formula="of:=&quot;K&quot; &amp; [.$A8] &amp; [.B$1]" office:value-type="string" office:string-value="K60">
            <text:p>K60</text:p>
          </table:table-cell>
          <table:table-cell table:formula="of:=&quot;K&quot; &amp; [.$A8] &amp; [.C$1]" office:value-type="string" office:string-value="K61">
            <text:p>K61</text:p>
          </table:table-cell>
          <table:table-cell table:formula="of:=&quot;K&quot; &amp; [.$A8] &amp; [.D$1]" office:value-type="string" office:string-value="K62">
            <text:p>K62</text:p>
          </table:table-cell>
          <table:table-cell table:formula="of:=&quot;K&quot; &amp; [.$A8] &amp; [.E$1]" office:value-type="string" office:string-value="K63">
            <text:p>K63</text:p>
          </table:table-cell>
          <table:table-cell table:formula="of:=&quot;K&quot; &amp; [.$A8] &amp; [.F$1]" office:value-type="string" office:string-value="K64">
            <text:p>K64</text:p>
          </table:table-cell>
          <table:table-cell table:formula="of:=&quot;K&quot; &amp; [.$A8] &amp; [.G$1]" office:value-type="string" office:string-value="K65">
            <text:p>K65</text:p>
          </table:table-cell>
          <table:table-cell table:formula="of:=&quot;K&quot; &amp; [.$A8] &amp; [.H$1]" office:value-type="string" office:string-value="K66">
            <text:p>K66</text:p>
          </table:table-cell>
          <table:table-cell table:formula="of:=&quot;K&quot; &amp; [.$A8] &amp; [.I$1]" office:value-type="string" office:string-value="K67">
            <text:p>K67</text:p>
          </table:table-cell>
          <table:table-cell table:formula="of:=&quot;K&quot; &amp; [.$A8] &amp; [.J$1]" office:value-type="string" office:string-value="K68">
            <text:p>K68</text:p>
          </table:table-cell>
          <table:table-cell table:formula="of:=&quot;K&quot; &amp; [.$A8] &amp; [.K$1]" office:value-type="string" office:string-value="K69">
            <text:p>K69</text:p>
          </table:table-cell>
          <table:table-cell table:formula="of:=&quot;K&quot; &amp; [.$A8] &amp; [.L$1]" office:value-type="string" office:string-value="K6A">
            <text:p>K6A</text:p>
          </table:table-cell>
          <table:table-cell table:formula="of:=&quot;K&quot; &amp; [.$A8] &amp; [.M$1]" office:value-type="string" office:string-value="K6B">
            <text:p>K6B</text:p>
          </table:table-cell>
          <table:table-cell table:formula="of:=&quot;K&quot; &amp; [.$A8] &amp; [.N$1]" office:value-type="string" office:string-value="K6C">
            <text:p>K6C</text:p>
          </table:table-cell>
          <table:table-cell table:formula="of:=&quot;K&quot; &amp; [.$A8] &amp; [.O$1]" office:value-type="string" office:string-value="K6D">
            <text:p>K6D</text:p>
          </table:table-cell>
          <table:table-cell table:formula="of:=&quot;K&quot; &amp; [.$A8] &amp; [.P$1]" office:value-type="string" office:string-value="K6E">
            <text:p>K6E</text:p>
          </table:table-cell>
          <table:table-cell table:formula="of:=&quot;K&quot; &amp; [.$A8] &amp; [.Q$1]" office:value-type="string" office:string-value="K6F">
            <text:p>K6F</text:p>
          </table:table-cell>
          <table:table-cell office:value-type="string">
            <text:p>K60, K61, K62, K63, K64, K65, K66, K67, K68, K69, K6A, K6B, K6C, K6D, K6E, K6F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formula="of:=&quot;K&quot; &amp; [.$A9] &amp; [.B$1]" office:value-type="string" office:string-value="K70">
            <text:p>K70</text:p>
          </table:table-cell>
          <table:table-cell table:formula="of:=&quot;K&quot; &amp; [.$A9] &amp; [.C$1]" office:value-type="string" office:string-value="K71">
            <text:p>K71</text:p>
          </table:table-cell>
          <table:table-cell table:formula="of:=&quot;K&quot; &amp; [.$A9] &amp; [.D$1]" office:value-type="string" office:string-value="K72">
            <text:p>K72</text:p>
          </table:table-cell>
          <table:table-cell table:formula="of:=&quot;K&quot; &amp; [.$A9] &amp; [.E$1]" office:value-type="string" office:string-value="K73">
            <text:p>K73</text:p>
          </table:table-cell>
          <table:table-cell table:formula="of:=&quot;K&quot; &amp; [.$A9] &amp; [.F$1]" office:value-type="string" office:string-value="K74">
            <text:p>K74</text:p>
          </table:table-cell>
          <table:table-cell table:formula="of:=&quot;K&quot; &amp; [.$A9] &amp; [.G$1]" office:value-type="string" office:string-value="K75">
            <text:p>K75</text:p>
          </table:table-cell>
          <table:table-cell table:formula="of:=&quot;K&quot; &amp; [.$A9] &amp; [.H$1]" office:value-type="string" office:string-value="K76">
            <text:p>K76</text:p>
          </table:table-cell>
          <table:table-cell table:formula="of:=&quot;K&quot; &amp; [.$A9] &amp; [.I$1]" office:value-type="string" office:string-value="K77">
            <text:p>K77</text:p>
          </table:table-cell>
          <table:table-cell table:formula="of:=&quot;K&quot; &amp; [.$A9] &amp; [.J$1]" office:value-type="string" office:string-value="K78">
            <text:p>K78</text:p>
          </table:table-cell>
          <table:table-cell table:formula="of:=&quot;K&quot; &amp; [.$A9] &amp; [.K$1]" office:value-type="string" office:string-value="K79">
            <text:p>K79</text:p>
          </table:table-cell>
          <table:table-cell table:formula="of:=&quot;K&quot; &amp; [.$A9] &amp; [.L$1]" office:value-type="string" office:string-value="K7A">
            <text:p>K7A</text:p>
          </table:table-cell>
          <table:table-cell table:formula="of:=&quot;K&quot; &amp; [.$A9] &amp; [.M$1]" office:value-type="string" office:string-value="K7B">
            <text:p>K7B</text:p>
          </table:table-cell>
          <table:table-cell table:formula="of:=&quot;K&quot; &amp; [.$A9] &amp; [.N$1]" office:value-type="string" office:string-value="K7C">
            <text:p>K7C</text:p>
          </table:table-cell>
          <table:table-cell table:formula="of:=&quot;K&quot; &amp; [.$A9] &amp; [.O$1]" office:value-type="string" office:string-value="K7D">
            <text:p>K7D</text:p>
          </table:table-cell>
          <table:table-cell table:formula="of:=&quot;K&quot; &amp; [.$A9] &amp; [.P$1]" office:value-type="string" office:string-value="K7E">
            <text:p>K7E</text:p>
          </table:table-cell>
          <table:table-cell table:formula="of:=&quot;K&quot; &amp; [.$A9] &amp; [.Q$1]" office:value-type="string" office:string-value="K7F">
            <text:p>K7F</text:p>
          </table:table-cell>
          <table:table-cell office:value-type="string">
            <text:p>K70, K71, K72, K73, K74, K75, K76, K77, K78, K79, K7A, K7B, K7C, K7D, K7E, K7F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&quot;K&quot; &amp; [.$A9] &amp; [.B$1]" office:value-type="string" office:string-value="K70">
            <text:p>K70</text:p>
          </table:table-cell>
          <table:table-cell table:formula="of:=[.A13]" office:value-type="string" office:string-value="K70">
            <text:p>K70</text:p>
          </table:table-cell>
          <table:table-cell table:number-columns-repeated="1022"/>
        </table:table-row>
        <table:table-row table:style-name="ro1">
          <table:table-cell table:formula="of:=&quot;K&quot; &amp; [.$A9] &amp; [.C$1]" office:value-type="string" office:string-value="K71">
            <text:p>K71</text:p>
          </table:table-cell>
          <table:table-cell table:formula="of:=[.B13] &amp; &quot;, &quot; &amp; [.A14]" office:value-type="string" office:string-value="K70, K71">
            <text:p>K70, K71</text:p>
          </table:table-cell>
          <table:table-cell table:number-columns-repeated="1022"/>
        </table:table-row>
        <table:table-row table:style-name="ro1">
          <table:table-cell table:formula="of:=&quot;K&quot; &amp; [.$A9] &amp; [.D$1]" office:value-type="string" office:string-value="K72">
            <text:p>K72</text:p>
          </table:table-cell>
          <table:table-cell table:formula="of:=[.B14] &amp; &quot;, &quot; &amp; [.A15]" office:value-type="string" office:string-value="K70, K71, K72">
            <text:p>K70, K71, K72</text:p>
          </table:table-cell>
          <table:table-cell table:number-columns-repeated="1022"/>
        </table:table-row>
        <table:table-row table:style-name="ro1">
          <table:table-cell table:formula="of:=&quot;K&quot; &amp; [.$A9] &amp; [.E$1]" office:value-type="string" office:string-value="K73">
            <text:p>K73</text:p>
          </table:table-cell>
          <table:table-cell table:formula="of:=[.B15] &amp; &quot;, &quot; &amp; [.A16]" office:value-type="string" office:string-value="K70, K71, K72, K73">
            <text:p>K70, K71, K72, K73</text:p>
          </table:table-cell>
          <table:table-cell table:number-columns-repeated="1022"/>
        </table:table-row>
        <table:table-row table:style-name="ro1">
          <table:table-cell table:formula="of:=&quot;K&quot; &amp; [.$A9] &amp; [.F$1]" office:value-type="string" office:string-value="K74">
            <text:p>K74</text:p>
          </table:table-cell>
          <table:table-cell table:formula="of:=[.B16] &amp; &quot;, &quot; &amp; [.A17]" office:value-type="string" office:string-value="K70, K71, K72, K73, K74">
            <text:p>K70, K71, K72, K73, K74</text:p>
          </table:table-cell>
          <table:table-cell table:number-columns-repeated="1022"/>
        </table:table-row>
        <table:table-row table:style-name="ro1">
          <table:table-cell table:formula="of:=&quot;K&quot; &amp; [.$A9] &amp; [.G$1]" office:value-type="string" office:string-value="K75">
            <text:p>K75</text:p>
          </table:table-cell>
          <table:table-cell table:formula="of:=[.B17] &amp; &quot;, &quot; &amp; [.A18]" office:value-type="string" office:string-value="K70, K71, K72, K73, K74, K75">
            <text:p>K70, K71, K72, K73, K74, K75</text:p>
          </table:table-cell>
          <table:table-cell table:number-columns-repeated="1022"/>
        </table:table-row>
        <table:table-row table:style-name="ro1">
          <table:table-cell table:formula="of:=&quot;K&quot; &amp; [.$A9] &amp; [.H$1]" office:value-type="string" office:string-value="K76">
            <text:p>K76</text:p>
          </table:table-cell>
          <table:table-cell table:formula="of:=[.B18] &amp; &quot;, &quot; &amp; [.A19]" office:value-type="string" office:string-value="K70, K71, K72, K73, K74, K75, K76">
            <text:p>K70, K71, K72, K73, K74, K75, K76</text:p>
          </table:table-cell>
          <table:table-cell table:number-columns-repeated="1022"/>
        </table:table-row>
        <table:table-row table:style-name="ro1">
          <table:table-cell table:formula="of:=&quot;K&quot; &amp; [.$A9] &amp; [.I$1]" office:value-type="string" office:string-value="K77">
            <text:p>K77</text:p>
          </table:table-cell>
          <table:table-cell table:formula="of:=[.B19] &amp; &quot;, &quot; &amp; [.A20]" office:value-type="string" office:string-value="K70, K71, K72, K73, K74, K75, K76, K77">
            <text:p>K70, K71, K72, K73, K74, K75, K76, K77</text:p>
          </table:table-cell>
          <table:table-cell table:number-columns-repeated="1022"/>
        </table:table-row>
        <table:table-row table:style-name="ro1">
          <table:table-cell table:formula="of:=&quot;K&quot; &amp; [.$A9] &amp; [.J$1]" office:value-type="string" office:string-value="K78">
            <text:p>K78</text:p>
          </table:table-cell>
          <table:table-cell table:formula="of:=[.B20] &amp; &quot;, &quot; &amp; [.A21]" office:value-type="string" office:string-value="K70, K71, K72, K73, K74, K75, K76, K77, K78">
            <text:p>K70, K71, K72, K73, K74, K75, K76, K77, K78</text:p>
          </table:table-cell>
          <table:table-cell table:number-columns-repeated="1022"/>
        </table:table-row>
        <table:table-row table:style-name="ro1">
          <table:table-cell table:formula="of:=&quot;K&quot; &amp; [.$A9] &amp; [.K$1]" office:value-type="string" office:string-value="K79">
            <text:p>K79</text:p>
          </table:table-cell>
          <table:table-cell table:formula="of:=[.B21] &amp; &quot;, &quot; &amp; [.A22]" office:value-type="string" office:string-value="K70, K71, K72, K73, K74, K75, K76, K77, K78, K79">
            <text:p>K70, K71, K72, K73, K74, K75, K76, K77, K78, K79</text:p>
          </table:table-cell>
          <table:table-cell table:number-columns-repeated="1022"/>
        </table:table-row>
        <table:table-row table:style-name="ro1">
          <table:table-cell table:formula="of:=&quot;K&quot; &amp; [.$A9] &amp; [.L$1]" office:value-type="string" office:string-value="K7A">
            <text:p>K7A</text:p>
          </table:table-cell>
          <table:table-cell table:formula="of:=[.B22] &amp; &quot;, &quot; &amp; [.A23]" office:value-type="string" office:string-value="K70, K71, K72, K73, K74, K75, K76, K77, K78, K79, K7A">
            <text:p>K70, K71, K72, K73, K74, K75, K76, K77, K78, K79, K7A</text:p>
          </table:table-cell>
          <table:table-cell table:number-columns-repeated="1022"/>
        </table:table-row>
        <table:table-row table:style-name="ro1">
          <table:table-cell table:formula="of:=&quot;K&quot; &amp; [.$A9] &amp; [.M$1]" office:value-type="string" office:string-value="K7B">
            <text:p>K7B</text:p>
          </table:table-cell>
          <table:table-cell table:formula="of:=[.B23] &amp; &quot;, &quot; &amp; [.A24]" office:value-type="string" office:string-value="K70, K71, K72, K73, K74, K75, K76, K77, K78, K79, K7A, K7B">
            <text:p>K70, K71, K72, K73, K74, K75, K76, K77, K78, K79, K7A, K7B</text:p>
          </table:table-cell>
          <table:table-cell table:number-columns-repeated="1022"/>
        </table:table-row>
        <table:table-row table:style-name="ro1">
          <table:table-cell table:formula="of:=&quot;K&quot; &amp; [.$A9] &amp; [.N$1]" office:value-type="string" office:string-value="K7C">
            <text:p>K7C</text:p>
          </table:table-cell>
          <table:table-cell table:formula="of:=[.B24] &amp; &quot;, &quot; &amp; [.A25]" office:value-type="string" office:string-value="K70, K71, K72, K73, K74, K75, K76, K77, K78, K79, K7A, K7B, K7C">
            <text:p>K70, K71, K72, K73, K74, K75, K76, K77, K78, K79, K7A, K7B, K7C</text:p>
          </table:table-cell>
          <table:table-cell table:number-columns-repeated="1022"/>
        </table:table-row>
        <table:table-row table:style-name="ro1">
          <table:table-cell table:formula="of:=&quot;K&quot; &amp; [.$A9] &amp; [.O$1]" office:value-type="string" office:string-value="K7D">
            <text:p>K7D</text:p>
          </table:table-cell>
          <table:table-cell table:formula="of:=[.B25] &amp; &quot;, &quot; &amp; [.A26]" office:value-type="string" office:string-value="K70, K71, K72, K73, K74, K75, K76, K77, K78, K79, K7A, K7B, K7C, K7D">
            <text:p>K70, K71, K72, K73, K74, K75, K76, K77, K78, K79, K7A, K7B, K7C, K7D</text:p>
          </table:table-cell>
          <table:table-cell table:number-columns-repeated="1022"/>
        </table:table-row>
        <table:table-row table:style-name="ro1">
          <table:table-cell table:formula="of:=&quot;K&quot; &amp; [.$A9] &amp; [.P$1]" office:value-type="string" office:string-value="K7E">
            <text:p>K7E</text:p>
          </table:table-cell>
          <table:table-cell table:formula="of:=[.B26] &amp; &quot;, &quot; &amp; [.A27]" office:value-type="string" office:string-value="K70, K71, K72, K73, K74, K75, K76, K77, K78, K79, K7A, K7B, K7C, K7D, K7E">
            <text:p>K70, K71, K72, K73, K74, K75, K76, K77, K78, K79, K7A, K7B, K7C, K7D, K7E</text:p>
          </table:table-cell>
          <table:table-cell table:number-columns-repeated="1022"/>
        </table:table-row>
        <table:table-row table:style-name="ro1">
          <table:table-cell table:formula="of:=&quot;K&quot; &amp; [.$A9] &amp; [.Q$1]" office:value-type="string" office:string-value="K7F">
            <text:p>K7F</text:p>
          </table:table-cell>
          <table:table-cell table:formula="of:=[.B27] &amp; &quot;, &quot; &amp; [.A28]" office:value-type="string" office:string-value="K70, K71, K72, K73, K74, K75, K76, K77, K78, K79, K7A, K7B, K7C, K7D, K7E, K7F">
            <text:p>K70, K71, K72, K73, K74, K75, K76, K77, K78, K79, K7A, K7B, K7C, K7D, K7E, K7F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3" table:number-columns-repeated="2" table:default-cell-style-name="ce2"/>
        <table:table-column table:style-name="co11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2" table:number-columns-repeated="2" table:default-cell-style-name="ce2"/>
        <table:table-column table:style-name="co10" table:default-cell-style-name="ce2"/>
        <table:table-column table:style-name="co12" table:default-cell-style-name="ce2"/>
        <table:table-column table:style-name="co15" table:default-cell-style-name="ce2"/>
        <table:table-column table:style-name="co1" table:number-columns-repeated="1005" table:default-cell-style-name="ce2"/>
        <table:table-row table:style-name="ro1">
          <table:table-cell table:style-name="ce1" office:value-type="string">
            <text:p>BLUEPILL</text:p>
          </table:table-cell>
          <table:table-cell table:style-name="ce1" table:number-columns-repeated="2"/>
          <table:table-cell table:style-name="ce1" office:value-type="string">
            <text:p>B4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B8</text:p>
          </table:table-cell>
          <table:table-cell table:style-name="ce1" office:value-type="string">
            <text:p>B9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A0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>
            <text:p>FPC</text:p>
          </table:table-cell>
          <table:table-cell/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1" table:number-columns-repeated="2"/>
          <table:table-cell table:style-name="ce1" office:value-type="string">
            <text:p>ROW/COL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ND</text:p>
          </table:table-cell>
          <table:table-cell table:style-name="ce1"/>
          <table:table-cell table:style-name="ce1" office:value-type="string">
            <text:p>-</text:p>
          </table:table-cell>
          <table:table-cell table:style-name="ce1" table:number-columns-repeated="3"/>
          <table:table-cell table:style-name="ce1" office:value-type="string">
            <text:p>R SHIFT</text:p>
          </table:table-cell>
          <table:table-cell table:style-name="ce1" office:value-type="string">
            <text:p>M</text:p>
          </table:table-cell>
          <table:table-cell table:style-name="ce1" office:value-type="string">
            <text:p>V</text:p>
          </table:table-cell>
          <table:table-cell table:style-name="ce1" office:value-type="string">
            <text:p>X</text:p>
          </table:table-cell>
          <table:table-cell table:style-name="ce1" office:value-type="string">
            <text:p>C</text:p>
          </table:table-cell>
          <table:table-cell table:style-name="ce1" office:value-type="string">
            <text:p>R ALT</text:p>
          </table:table-cell>
          <table:table-cell table:style-name="ce1" table:number-columns-repeated="3"/>
          <table:table-cell table:number-columns-repeated="1006"/>
        </table:table-row>
        <table:table-row table:style-name="ro1">
          <table:table-cell table:style-name="ce1" office:value-type="string">
            <text:p>B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IGHT</text:p>
          </table:table-cell>
          <table:table-cell table:style-name="ce1" office:value-type="string">
            <text:p>ENTER</text:p>
          </table:table-cell>
          <table:table-cell table:style-name="ce1" office:value-type="string">
            <text:p>UP</text:p>
          </table:table-cell>
          <table:table-cell table:style-name="ce1" office:value-type="string">
            <text:p>FN</text:p>
          </table:table-cell>
          <table:table-cell table:style-name="ce1"/>
          <table:table-cell table:style-name="ce1" office:value-type="string">
            <text:p>INS</text:p>
          </table:table-cell>
          <table:table-cell table:style-name="ce1" office:value-type="string">
            <text:p>L SHIFT</text:p>
          </table:table-cell>
          <table:table-cell table:style-name="ce1" office:value-type="string">
            <text:p>N</text:p>
          </table:table-cell>
          <table:table-cell table:style-name="ce1" office:value-type="string">
            <text:p>B</text:p>
          </table:table-cell>
          <table:table-cell table:style-name="ce1" office:value-type="string">
            <text:p>Z</text:p>
          </table:table-cell>
          <table:table-cell table:style-name="ce1" office:value-type="string">
            <text:p>SPACE</text:p>
          </table:table-cell>
          <table:table-cell table:style-name="ce1" office:value-type="string">
            <text:p>L ALT</text:p>
          </table:table-cell>
          <table:table-cell table:style-name="ce1" office:value-type="string">
            <text:p>DOWN</text:p>
          </table:table-cell>
          <table:table-cell table:style-name="ce1"/>
          <table:table-cell table:style-name="ce1" office:value-type="string">
            <text:p>WIN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1" office:value-type="string">
            <text:p>F8</text:p>
          </table:table-cell>
          <table:table-cell table:style-name="ce1" office:value-type="string">
            <text:p>F7</text:p>
          </table:table-cell>
          <table:table-cell table:style-name="ce1" table:number-columns-repeated="2"/>
          <table:table-cell table:style-name="ce1" office:value-type="string">
            <text:p>G</text:p>
          </table:table-cell>
          <table:table-cell table:style-name="ce1" office:value-type="string">
            <text:p>F2</text:p>
          </table:table-cell>
          <table:table-cell table:style-name="ce1" office:value-type="string">
            <text:p>F3</text:p>
          </table:table-cell>
          <table:table-cell table:style-name="ce1" table:number-columns-repeated="2"/>
          <table:table-cell table:style-name="ce1" office:value-type="string">
            <text:p>L CTRL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1" office:value-type="string">
            <text:p>B1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PRINT SCR</text:p>
          </table:table-cell>
          <table:table-cell table:style-name="ce1" office:value-type="string">
            <text:p>NUM_LOCK</text:p>
          </table:table-cell>
          <table:table-cell table:style-name="ce1" office:value-type="string">
            <text:p>F12</text:p>
          </table:table-cell>
          <table:table-cell table:style-name="ce1"/>
          <table:table-cell table:style-name="ce1" office:value-type="string">
            <text:p>F9</text:p>
          </table:table-cell>
          <table:table-cell table:style-name="ce1" office:value-type="string">
            <text:p>F6</text:p>
          </table:table-cell>
          <table:table-cell table:style-name="ce1"/>
          <table:table-cell table:style-name="ce1" office:value-type="string">
            <text:p>Y</text:p>
          </table:table-cell>
          <table:table-cell table:style-name="ce1" office:value-type="string">
            <text:p>T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F4</text:p>
          </table:table-cell>
          <table:table-cell table:style-name="ce1"/>
          <table:table-cell table:style-name="ce1" office:value-type="string">
            <text:p>F11</text:p>
          </table:table-cell>
          <table:table-cell table:style-name="ce1" office:value-type="string">
            <text:p>TAB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1" office:value-type="string">
            <text:p>A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DEL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F5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SC</text:p>
          </table:table-cell>
          <table:table-cell table:style-name="ce1" office:value-type="string">
            <text:p>CAPS_LOCK</text:p>
          </table:table-cell>
          <table:table-cell table:style-name="ce1"/>
          <table:table-cell table:style-name="ce1" office:value-type="string">
            <text:p>F10</text:p>
          </table:table-cell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>
            <text:p>A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HOME</text:p>
          </table:table-cell>
          <table:table-cell table:style-name="ce1" office:value-type="string">
            <text:p>BACKSPACE</text:p>
          </table:table-cell>
          <table:table-cell table:style-name="ce1" office:value-type="string">
            <text:p>P</text:p>
          </table:table-cell>
          <table:table-cell table:style-name="ce1" table:number-columns-repeated="2"/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1" office:value-type="string">
            <text:p>A1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PG_DOWN</text:p>
          </table:table-cell>
          <table:table-cell table:style-name="ce1" table:number-columns-repeated="3"/>
          <table:table-cell table:style-name="ce1" office:value-type="string">
            <text:p>MENU</text:p>
          </table:table-cell>
          <table:table-cell table:style-name="ce1" office:value-type="string">
            <text:p>I</text:p>
          </table:table-cell>
          <table:table-cell table:style-name="ce1"/>
          <table:table-cell table:style-name="ce1" office:value-type="string">
            <text:p>U</text:p>
          </table:table-cell>
          <table:table-cell table:style-name="ce1" office:value-type="string">
            <text:p>R</text:p>
          </table:table-cell>
          <table:table-cell table:style-name="ce1" office:value-type="string">
            <text:p>W</text:p>
          </table:table-cell>
          <table:table-cell table:style-name="ce1" office:value-type="string">
            <text:p>E</text:p>
          </table:table-cell>
          <table:table-cell table:style-name="ce1"/>
          <table:table-cell table:style-name="ce1" office:value-type="string">
            <text:p>O</text:p>
          </table:table-cell>
          <table:table-cell table:style-name="ce1" office:value-type="string">
            <text:p>Q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1" office:value-type="string">
            <text:p>B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PG_UP</text:p>
          </table:table-cell>
          <table:table-cell table:style-name="ce1" table:number-columns-repeated="3"/>
          <table:table-cell table:style-name="ce1" office:value-type="string">
            <text:p>LEFT</text:p>
          </table:table-cell>
          <table:table-cell table:style-name="ce1" office:value-type="string">
            <text:p>K</text:p>
          </table:table-cell>
          <table:table-cell table:style-name="ce1"/>
          <table:table-cell table:style-name="ce1" office:value-type="string">
            <text:p>J</text:p>
          </table:table-cell>
          <table:table-cell table:style-name="ce1" office:value-type="string">
            <text:p>F</text:p>
          </table:table-cell>
          <table:table-cell table:style-name="ce1" table:number-columns-repeated="3"/>
          <table:table-cell table:style-name="ce1" office:value-type="string">
            <text:p>L</text:p>
          </table:table-cell>
          <table:table-cell table:style-name="ce1" office:value-type="string">
            <text:p>A</text:p>
          </table:table-cell>
          <table:table-cell table:style-name="ce1"/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ROW/COL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string">
            <text:p>KC_END</text:p>
          </table:table-cell>
          <table:table-cell table:style-name="ce1" office:value-type="string">
            <text:p>KC_TRNS</text:p>
          </table:table-cell>
          <table:table-cell table:style-name="ce4" office:value-type="string">
            <text:p>KC_MINUS</text:p>
          </table:table-cell>
          <table:table-cell table:number-columns-repeated="3" table:style-name="ce1" office:value-type="string">
            <text:p>KC_TRNS</text:p>
          </table:table-cell>
          <table:table-cell table:style-name="ce4" office:value-type="string">
            <text:p>KC_RSHIFT</text:p>
          </table:table-cell>
          <table:table-cell table:style-name="ce1" office:value-type="string">
            <text:p>KC_M</text:p>
          </table:table-cell>
          <table:table-cell table:style-name="ce1" office:value-type="string">
            <text:p>KC_V</text:p>
          </table:table-cell>
          <table:table-cell table:style-name="ce1" office:value-type="string">
            <text:p>KC_X</text:p>
          </table:table-cell>
          <table:table-cell table:style-name="ce1" office:value-type="string">
            <text:p>KC_C</text:p>
          </table:table-cell>
          <table:table-cell table:style-name="ce4" office:value-type="string">
            <text:p>KC_RALT</text:p>
          </table:table-cell>
          <table:table-cell table:number-columns-repeated="3" table:style-name="ce1" office:value-type="string">
            <text:p>KC_TRNS</text:p>
          </table:table-cell>
          <table:table-cell table:style-name="ce5" table:formula="of:=[.D19] &amp; &quot;, &quot; &amp; [.E19] &amp; &quot;, &quot; &amp; [.F19] &amp; &quot;, &quot; &amp; [.G19] &amp; &quot;, &quot; &amp; [.H19] &amp; &quot;, &quot; &amp; [.I19] &amp; &quot;, &quot; &amp; [.J19] &amp; &quot;, &quot; &amp; [.K19] &amp; &quot;, &quot; &amp; [.L19] &amp; &quot;, &quot; &amp; [.M19] &amp; &quot;, &quot; &amp; [.N19] &amp; &quot;, &quot; &amp; [.O19] &amp; &quot;, &quot; &amp; [.P19] &amp; &quot;, &quot; &amp; [.Q19] &amp; &quot;, &quot; &amp; [.R19] &amp; &quot;, \&quot;" office:value-type="string" office:string-value="KC_END, KC_TRNS, KC_MINUS, KC_TRNS, KC_TRNS, KC_TRNS, KC_RSHIFT, KC_M, KC_V, KC_X, KC_C, KC_RALT, KC_TRNS, KC_TRNS, KC_TRNS, \">
            <text:p>KC_END, KC_TRNS, KC_MINUS, KC_TRNS, KC_TRNS, KC_TRNS, KC_RSHIFT, KC_M, KC_V, KC_X, KC_C, KC_RALT, KC_TRNS, KC_TRNS, KC_TRNS, \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KC_RIGHT</text:p>
          </table:table-cell>
          <table:table-cell table:style-name="ce4" office:value-type="string">
            <text:p>KC_ENTER</text:p>
          </table:table-cell>
          <table:table-cell table:style-name="ce4" office:value-type="string">
            <text:p>KC_UP</text:p>
          </table:table-cell>
          <table:table-cell table:style-name="ce4" office:value-type="string">
            <text:p>KC_NO</text:p>
          </table:table-cell>
          <table:table-cell table:style-name="ce1" office:value-type="string">
            <text:p>KC_TRNS</text:p>
          </table:table-cell>
          <table:table-cell table:style-name="ce4" office:value-type="string">
            <text:p>KC_INSERT</text:p>
          </table:table-cell>
          <table:table-cell table:style-name="ce4" office:value-type="string">
            <text:p>KC_LSHIFT</text:p>
          </table:table-cell>
          <table:table-cell table:style-name="ce1" office:value-type="string">
            <text:p>KC_N</text:p>
          </table:table-cell>
          <table:table-cell table:style-name="ce1" office:value-type="string">
            <text:p>KC_B</text:p>
          </table:table-cell>
          <table:table-cell table:style-name="ce1" office:value-type="string">
            <text:p>KC_Z</text:p>
          </table:table-cell>
          <table:table-cell table:style-name="ce4" office:value-type="string">
            <text:p>KC_SPACE</text:p>
          </table:table-cell>
          <table:table-cell table:style-name="ce4" office:value-type="string">
            <text:p>KC_LALT</text:p>
          </table:table-cell>
          <table:table-cell table:style-name="ce4" office:value-type="string">
            <text:p>KC_DOWN</text:p>
          </table:table-cell>
          <table:table-cell table:style-name="ce1" office:value-type="string">
            <text:p>KC_TRNS</text:p>
          </table:table-cell>
          <table:table-cell table:style-name="ce4" office:value-type="string">
            <text:p>KC_LGUI</text:p>
          </table:table-cell>
          <table:table-cell table:style-name="ce5" table:formula="of:=[.D20] &amp; &quot;, &quot; &amp; [.E20] &amp; &quot;, &quot; &amp; [.F20] &amp; &quot;, &quot; &amp; [.G20] &amp; &quot;, &quot; &amp; [.H20] &amp; &quot;, &quot; &amp; [.I20] &amp; &quot;, &quot; &amp; [.J20] &amp; &quot;, &quot; &amp; [.K20] &amp; &quot;, &quot; &amp; [.L20] &amp; &quot;, &quot; &amp; [.M20] &amp; &quot;, &quot; &amp; [.N20] &amp; &quot;, &quot; &amp; [.O20] &amp; &quot;, &quot; &amp; [.P20] &amp; &quot;, &quot; &amp; [.Q20] &amp; &quot;, &quot; &amp; [.R20] &amp; &quot;, \&quot;" office:value-type="string" office:string-value="KC_RIGHT, KC_ENTER, KC_UP, KC_NO, KC_TRNS, KC_INSERT, KC_LSHIFT, KC_N, KC_B, KC_Z, KC_SPACE, KC_LALT, KC_DOWN, KC_TRNS, KC_LGUI, \">
            <text:p>KC_RIGHT, KC_ENTER, KC_UP, KC_NO, KC_TRNS, KC_INSERT, KC_LSHIFT, KC_N, KC_B, KC_Z, KC_SPACE, KC_LALT, KC_DOWN, KC_TRNS, KC_LGUI, \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float" office:value="2">
            <text:p>2</text:p>
          </table:table-cell>
          <table:table-cell table:number-columns-repeated="4" table:style-name="ce1" office:value-type="string">
            <text:p>KC_TRNS</text:p>
          </table:table-cell>
          <table:table-cell table:style-name="ce1" office:value-type="string">
            <text:p>KC_F8</text:p>
          </table:table-cell>
          <table:table-cell table:style-name="ce1" office:value-type="string">
            <text:p>KC_F7</text:p>
          </table:table-cell>
          <table:table-cell table:number-columns-repeated="2" table:style-name="ce1" office:value-type="string">
            <text:p>KC_TRNS</text:p>
          </table:table-cell>
          <table:table-cell table:style-name="ce1" office:value-type="string">
            <text:p>KC_G</text:p>
          </table:table-cell>
          <table:table-cell table:style-name="ce1" office:value-type="string">
            <text:p>KC_F2</text:p>
          </table:table-cell>
          <table:table-cell table:style-name="ce1" office:value-type="string">
            <text:p>KC_F3</text:p>
          </table:table-cell>
          <table:table-cell table:number-columns-repeated="2" table:style-name="ce1" office:value-type="string">
            <text:p>KC_TRNS</text:p>
          </table:table-cell>
          <table:table-cell table:style-name="ce4" office:value-type="string">
            <text:p>KC_LCTRL</text:p>
          </table:table-cell>
          <table:table-cell table:style-name="ce1" office:value-type="string">
            <text:p>KC_TRNS</text:p>
          </table:table-cell>
          <table:table-cell table:style-name="ce5" table:formula="of:=[.D21] &amp; &quot;, &quot; &amp; [.E21] &amp; &quot;, &quot; &amp; [.F21] &amp; &quot;, &quot; &amp; [.G21] &amp; &quot;, &quot; &amp; [.H21] &amp; &quot;, &quot; &amp; [.I21] &amp; &quot;, &quot; &amp; [.J21] &amp; &quot;, &quot; &amp; [.K21] &amp; &quot;, &quot; &amp; [.L21] &amp; &quot;, &quot; &amp; [.M21] &amp; &quot;, &quot; &amp; [.N21] &amp; &quot;, &quot; &amp; [.O21] &amp; &quot;, &quot; &amp; [.P21] &amp; &quot;, &quot; &amp; [.Q21] &amp; &quot;, &quot; &amp; [.R21] &amp; &quot;, \&quot;" office:value-type="string" office:string-value="KC_TRNS, KC_TRNS, KC_TRNS, KC_TRNS, KC_F8, KC_F7, KC_TRNS, KC_TRNS, KC_G, KC_F2, KC_F3, KC_TRNS, KC_TRNS, KC_LCTRL, KC_TRNS, \">
            <text:p>KC_TRNS, KC_TRNS, KC_TRNS, KC_TRNS, KC_F8, KC_F7, KC_TRNS, KC_TRNS, KC_G, KC_F2, KC_F3, KC_TRNS, KC_TRNS, KC_LCTRL, KC_TRNS, \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float" office:value="3">
            <text:p>3</text:p>
          </table:table-cell>
          <table:table-cell table:style-name="ce3" office:value-type="string">
            <text:p>KC_PSCREEN</text:p>
          </table:table-cell>
          <table:table-cell table:style-name="ce4" office:value-type="string">
            <text:p>KC_NUMLOCK</text:p>
          </table:table-cell>
          <table:table-cell table:style-name="ce4" office:value-type="string">
            <text:p>KC_F12</text:p>
          </table:table-cell>
          <table:table-cell table:style-name="ce1" office:value-type="string">
            <text:p>KC_TRNS</text:p>
          </table:table-cell>
          <table:table-cell table:style-name="ce1" office:value-type="string">
            <text:p>KC_F9</text:p>
          </table:table-cell>
          <table:table-cell table:style-name="ce1" office:value-type="string">
            <text:p>KC_F6</text:p>
          </table:table-cell>
          <table:table-cell table:style-name="ce1" office:value-type="string">
            <text:p>KC_TRNS</text:p>
          </table:table-cell>
          <table:table-cell table:style-name="ce1" office:value-type="string">
            <text:p>KC_Y</text:p>
          </table:table-cell>
          <table:table-cell table:style-name="ce1" office:value-type="string">
            <text:p>KC_T</text:p>
          </table:table-cell>
          <table:table-cell table:style-name="ce1" office:value-type="string">
            <text:p>KC_F1</text:p>
          </table:table-cell>
          <table:table-cell table:style-name="ce1" office:value-type="string">
            <text:p>KC_F4</text:p>
          </table:table-cell>
          <table:table-cell table:style-name="ce1" office:value-type="string">
            <text:p>KC_TRNS</text:p>
          </table:table-cell>
          <table:table-cell table:style-name="ce1" office:value-type="string">
            <text:p>KC_F11</text:p>
          </table:table-cell>
          <table:table-cell table:style-name="ce4" office:value-type="string">
            <text:p>KC_TAB</text:p>
          </table:table-cell>
          <table:table-cell table:style-name="ce1" office:value-type="string">
            <text:p>KC_TRNS</text:p>
          </table:table-cell>
          <table:table-cell table:style-name="ce5" table:formula="of:=[.D22] &amp; &quot;, &quot; &amp; [.E22] &amp; &quot;, &quot; &amp; [.F22] &amp; &quot;, &quot; &amp; [.G22] &amp; &quot;, &quot; &amp; [.H22] &amp; &quot;, &quot; &amp; [.I22] &amp; &quot;, &quot; &amp; [.J22] &amp; &quot;, &quot; &amp; [.K22] &amp; &quot;, &quot; &amp; [.L22] &amp; &quot;, &quot; &amp; [.M22] &amp; &quot;, &quot; &amp; [.N22] &amp; &quot;, &quot; &amp; [.O22] &amp; &quot;, &quot; &amp; [.P22] &amp; &quot;, &quot; &amp; [.Q22] &amp; &quot;, &quot; &amp; [.R22] &amp; &quot;, \&quot;" office:value-type="string" office:string-value="KC_PSCREEN, KC_NUMLOCK, KC_F12, KC_TRNS, KC_F9, KC_F6, KC_TRNS, KC_Y, KC_T, KC_F1, KC_F4, KC_TRNS, KC_F11, KC_TAB, KC_TRNS, \">
            <text:p>KC_PSCREEN, KC_NUMLOCK, KC_F12, KC_TRNS, KC_F9, KC_F6, KC_TRNS, KC_Y, KC_T, KC_F1, KC_F4, KC_TRNS, KC_F11, KC_TAB, KC_TRNS, \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float" office:value="4">
            <text:p>4</text:p>
          </table:table-cell>
          <table:table-cell table:style-name="ce3" office:value-type="string">
            <text:p>KC_DELETE</text:p>
          </table:table-cell>
          <table:table-cell table:style-name="ce1" office:value-type="string">
            <text:p>KC_TRNS</text:p>
          </table:table-cell>
          <table:table-cell table:style-name="ce4" office:value-type="string">
            <text:p>KC_0</text:p>
          </table:table-cell>
          <table:table-cell table:number-columns-repeated="2" table:style-name="ce1" office:value-type="string">
            <text:p>KC_TRNS</text:p>
          </table:table-cell>
          <table:table-cell table:style-name="ce1" office:value-type="string">
            <text:p>KC_F5</text:p>
          </table:table-cell>
          <table:table-cell table:style-name="ce1" office:value-type="string">
            <text:p>KC_TRNS</text:p>
          </table:table-cell>
          <table:table-cell table:style-name="ce1" office:value-type="string">
            <text:p>KC_6</text:p>
          </table:table-cell>
          <table:table-cell table:style-name="ce1" office:value-type="string">
            <text:p>KC_5</text:p>
          </table:table-cell>
          <table:table-cell table:style-name="ce4" office:value-type="string">
            <text:p>KC_ESCAPE</text:p>
          </table:table-cell>
          <table:table-cell table:style-name="ce4" office:value-type="string">
            <text:p>KC_CAPSLOCK</text:p>
          </table:table-cell>
          <table:table-cell table:style-name="ce1" office:value-type="string">
            <text:p>KC_TRNS</text:p>
          </table:table-cell>
          <table:table-cell table:style-name="ce1" office:value-type="string">
            <text:p>KC_F10</text:p>
          </table:table-cell>
          <table:table-cell table:number-columns-repeated="2" table:style-name="ce1" office:value-type="string">
            <text:p>KC_TRNS</text:p>
          </table:table-cell>
          <table:table-cell table:style-name="ce5" table:formula="of:=[.D23] &amp; &quot;, &quot; &amp; [.E23] &amp; &quot;, &quot; &amp; [.F23] &amp; &quot;, &quot; &amp; [.G23] &amp; &quot;, &quot; &amp; [.H23] &amp; &quot;, &quot; &amp; [.I23] &amp; &quot;, &quot; &amp; [.J23] &amp; &quot;, &quot; &amp; [.K23] &amp; &quot;, &quot; &amp; [.L23] &amp; &quot;, &quot; &amp; [.M23] &amp; &quot;, &quot; &amp; [.N23] &amp; &quot;, &quot; &amp; [.O23] &amp; &quot;, &quot; &amp; [.P23] &amp; &quot;, &quot; &amp; [.Q23] &amp; &quot;, &quot; &amp; [.R23] &amp; &quot;, \&quot;" office:value-type="string" office:string-value="KC_DELETE, KC_TRNS, KC_0, KC_TRNS, KC_TRNS, KC_F5, KC_TRNS, KC_6, KC_5, KC_ESCAPE, KC_CAPSLOCK, KC_TRNS, KC_F10, KC_TRNS, KC_TRNS, \">
            <text:p>KC_DELETE, KC_TRNS, KC_0, KC_TRNS, KC_TRNS, KC_F5, KC_TRNS, KC_6, KC_5, KC_ESCAPE, KC_CAPSLOCK, KC_TRNS, KC_F10, KC_TRNS, KC_TRNS, \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float" office:value="5">
            <text:p>5</text:p>
          </table:table-cell>
          <table:table-cell table:style-name="ce4" office:value-type="string">
            <text:p>KC_HOME</text:p>
          </table:table-cell>
          <table:table-cell table:style-name="ce4" office:value-type="string">
            <text:p>KC_BSPACE</text:p>
          </table:table-cell>
          <table:table-cell table:style-name="ce1" office:value-type="string">
            <text:p>KC_P</text:p>
          </table:table-cell>
          <table:table-cell table:number-columns-repeated="2" table:style-name="ce1" office:value-type="string">
            <text:p>KC_TRNS</text:p>
          </table:table-cell>
          <table:table-cell table:style-name="ce1" office:value-type="string">
            <text:p>KC_8</text:p>
          </table:table-cell>
          <table:table-cell table:style-name="ce1" office:value-type="string">
            <text:p>KC_TRNS</text:p>
          </table:table-cell>
          <table:table-cell table:style-name="ce1" office:value-type="string">
            <text:p>KC_7</text:p>
          </table:table-cell>
          <table:table-cell table:style-name="ce1" office:value-type="string">
            <text:p>KC_4</text:p>
          </table:table-cell>
          <table:table-cell table:style-name="ce1" office:value-type="string">
            <text:p>KC_2</text:p>
          </table:table-cell>
          <table:table-cell table:style-name="ce1" office:value-type="string">
            <text:p>KC_3</text:p>
          </table:table-cell>
          <table:table-cell table:style-name="ce1" office:value-type="string">
            <text:p>KC_TRNS</text:p>
          </table:table-cell>
          <table:table-cell table:style-name="ce1" office:value-type="string">
            <text:p>KC_9</text:p>
          </table:table-cell>
          <table:table-cell table:style-name="ce1" office:value-type="string">
            <text:p>KC_1</text:p>
          </table:table-cell>
          <table:table-cell table:style-name="ce1" office:value-type="string">
            <text:p>KC_TRNS</text:p>
          </table:table-cell>
          <table:table-cell table:style-name="ce5" table:formula="of:=[.D24] &amp; &quot;, &quot; &amp; [.E24] &amp; &quot;, &quot; &amp; [.F24] &amp; &quot;, &quot; &amp; [.G24] &amp; &quot;, &quot; &amp; [.H24] &amp; &quot;, &quot; &amp; [.I24] &amp; &quot;, &quot; &amp; [.J24] &amp; &quot;, &quot; &amp; [.K24] &amp; &quot;, &quot; &amp; [.L24] &amp; &quot;, &quot; &amp; [.M24] &amp; &quot;, &quot; &amp; [.N24] &amp; &quot;, &quot; &amp; [.O24] &amp; &quot;, &quot; &amp; [.P24] &amp; &quot;, &quot; &amp; [.Q24] &amp; &quot;, &quot; &amp; [.R24] &amp; &quot;, \&quot;" office:value-type="string" office:string-value="KC_HOME, KC_BSPACE, KC_P, KC_TRNS, KC_TRNS, KC_8, KC_TRNS, KC_7, KC_4, KC_2, KC_3, KC_TRNS, KC_9, KC_1, KC_TRNS, \">
            <text:p>KC_HOME, KC_BSPACE, KC_P, KC_TRNS, KC_TRNS, KC_8, KC_TRNS, KC_7, KC_4, KC_2, KC_3, KC_TRNS, KC_9, KC_1, KC_TRNS, \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float" office:value="6">
            <text:p>6</text:p>
          </table:table-cell>
          <table:table-cell table:style-name="ce4" office:value-type="string">
            <text:p>KC_PGDOWN</text:p>
          </table:table-cell>
          <table:table-cell table:number-columns-repeated="3" table:style-name="ce1" office:value-type="string">
            <text:p>KC_TRNS</text:p>
          </table:table-cell>
          <table:table-cell table:style-name="ce4" office:value-type="string">
            <text:p>KC_APP</text:p>
          </table:table-cell>
          <table:table-cell table:style-name="ce1" office:value-type="string">
            <text:p>KC_I</text:p>
          </table:table-cell>
          <table:table-cell table:style-name="ce1" office:value-type="string">
            <text:p>KC_TRNS</text:p>
          </table:table-cell>
          <table:table-cell table:style-name="ce1" office:value-type="string">
            <text:p>KC_U</text:p>
          </table:table-cell>
          <table:table-cell table:style-name="ce1" office:value-type="string">
            <text:p>KC_R</text:p>
          </table:table-cell>
          <table:table-cell table:style-name="ce1" office:value-type="string">
            <text:p>KC_W</text:p>
          </table:table-cell>
          <table:table-cell table:style-name="ce1" office:value-type="string">
            <text:p>KC_E</text:p>
          </table:table-cell>
          <table:table-cell table:style-name="ce1" office:value-type="string">
            <text:p>KC_TRNS</text:p>
          </table:table-cell>
          <table:table-cell table:style-name="ce1" office:value-type="string">
            <text:p>KC_O</text:p>
          </table:table-cell>
          <table:table-cell table:style-name="ce1" office:value-type="string">
            <text:p>KC_Q</text:p>
          </table:table-cell>
          <table:table-cell table:style-name="ce1" office:value-type="string">
            <text:p>KC_TRNS</text:p>
          </table:table-cell>
          <table:table-cell table:style-name="ce5" table:formula="of:=[.D25] &amp; &quot;, &quot; &amp; [.E25] &amp; &quot;, &quot; &amp; [.F25] &amp; &quot;, &quot; &amp; [.G25] &amp; &quot;, &quot; &amp; [.H25] &amp; &quot;, &quot; &amp; [.I25] &amp; &quot;, &quot; &amp; [.J25] &amp; &quot;, &quot; &amp; [.K25] &amp; &quot;, &quot; &amp; [.L25] &amp; &quot;, &quot; &amp; [.M25] &amp; &quot;, &quot; &amp; [.N25] &amp; &quot;, &quot; &amp; [.O25] &amp; &quot;, &quot; &amp; [.P25] &amp; &quot;, &quot; &amp; [.Q25] &amp; &quot;, &quot; &amp; [.R25] &amp; &quot;, \&quot;" office:value-type="string" office:string-value="KC_PGDOWN, KC_TRNS, KC_TRNS, KC_TRNS, KC_APP, KC_I, KC_TRNS, KC_U, KC_R, KC_W, KC_E, KC_TRNS, KC_O, KC_Q, KC_TRNS, \">
            <text:p>KC_PGDOWN, KC_TRNS, KC_TRNS, KC_TRNS, KC_APP, KC_I, KC_TRNS, KC_U, KC_R, KC_W, KC_E, KC_TRNS, KC_O, KC_Q, KC_TRNS, \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float" office:value="7">
            <text:p>7</text:p>
          </table:table-cell>
          <table:table-cell table:style-name="ce4" office:value-type="string">
            <text:p>KC_PGUP</text:p>
          </table:table-cell>
          <table:table-cell table:number-columns-repeated="3" table:style-name="ce1" office:value-type="string">
            <text:p>KC_TRNS</text:p>
          </table:table-cell>
          <table:table-cell table:style-name="ce4" office:value-type="string">
            <text:p>KC_LEFT</text:p>
          </table:table-cell>
          <table:table-cell table:style-name="ce1" office:value-type="string">
            <text:p>KC_K</text:p>
          </table:table-cell>
          <table:table-cell table:style-name="ce1" office:value-type="string">
            <text:p>KC_TRNS</text:p>
          </table:table-cell>
          <table:table-cell table:style-name="ce1" office:value-type="string">
            <text:p>KC_J</text:p>
          </table:table-cell>
          <table:table-cell table:style-name="ce1" office:value-type="string">
            <text:p>KC_F</text:p>
          </table:table-cell>
          <table:table-cell table:number-columns-repeated="3" table:style-name="ce1" office:value-type="string">
            <text:p>KC_TRNS</text:p>
          </table:table-cell>
          <table:table-cell table:style-name="ce1" office:value-type="string">
            <text:p>KC_L</text:p>
          </table:table-cell>
          <table:table-cell table:style-name="ce1" office:value-type="string">
            <text:p>KC_A</text:p>
          </table:table-cell>
          <table:table-cell table:style-name="ce1" office:value-type="string">
            <text:p>KC_TRNS</text:p>
          </table:table-cell>
          <table:table-cell table:style-name="ce5" table:formula="of:=[.D26] &amp; &quot;, &quot; &amp; [.E26] &amp; &quot;, &quot; &amp; [.F26] &amp; &quot;, &quot; &amp; [.G26] &amp; &quot;, &quot; &amp; [.H26] &amp; &quot;, &quot; &amp; [.I26] &amp; &quot;, &quot; &amp; [.J26] &amp; &quot;, &quot; &amp; [.K26] &amp; &quot;, &quot; &amp; [.L26] &amp; &quot;, &quot; &amp; [.M26] &amp; &quot;, &quot; &amp; [.N26] &amp; &quot;, &quot; &amp; [.O26] &amp; &quot;, &quot; &amp; [.P26] &amp; &quot;, &quot; &amp; [.Q26] &amp; &quot;, &quot; &amp; [.R26] &amp; &quot;, \&quot;" office:value-type="string" office:string-value="KC_PGUP, KC_TRNS, KC_TRNS, KC_TRNS, KC_LEFT, KC_K, KC_TRNS, KC_J, KC_F, KC_TRNS, KC_TRNS, KC_TRNS, KC_L, KC_A, KC_TRNS, \">
            <text:p>KC_PGUP, KC_TRNS, KC_TRNS, KC_TRNS, KC_LEFT, KC_K, KC_TRNS, KC_J, KC_F, KC_TRNS, KC_TRNS, KC_TRNS, KC_L, KC_A, KC_TRNS, \</text:p>
          </table:table-cell>
          <table:table-cell table:number-columns-repeated="100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4">14/10/2020</text:date>, <text:time>15:12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document-statistic meta:table-count="3" meta:cell-count="616" meta:object-count="0"/>
  </office:meta>
</office:document-meta>
</file>